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5.4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 number:style="long"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2">
          <table:table-cell table:style-name="ce1"/>
          <table:table-cell table:style-name="ce2" office:value-type="string">
            <text:p>Funkce hlavni_menu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TC01: </text:p>
          </table:table-cell>
          <table:table-cell table:style-name="ce1" office:value-type="string">
            <text:p>Výběr platné možnosti z menu <text:s/>(Hraniční případ)</text:p>
          </table:table-cell>
        </table:table-row>
        <table:table-row table:style-name="ro1">
          <table:table-cell table:style-name="ce1"/>
          <table:table-cell office:value-type="string">
            <text:p>Popis:</text:p>
          </table:table-cell>
          <table:table-cell table:style-name="ce1" office:value-type="string">
            <text:p>Ověření, že volba čísla 1 v hlavním menu správně spustí funkci pridat_ukol</text:p>
          </table:table-cell>
        </table:table-row>
        <table:table-row table:style-name="ro1">
          <table:table-cell table:style-name="ce1"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 table:style-name="ce1"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3. Zadejte číslo 1 a potvrďte stisknutím klávesy Enter.</text:p>
          </table:table-cell>
        </table:table-row>
        <table:table-row table:style-name="ro1">
          <table:table-cell table:style-name="ce1"/>
          <table:table-cell office:value-type="string">
            <text:p>Očekávaný výsledek:</text:p>
          </table:table-cell>
          <table:table-cell table:style-name="ce1" office:value-type="string">
            <text:p>Program spustí funkci pridat_ukol().</text:p>
          </table:table-cell>
        </table:table-row>
        <table:table-row table:style-name="ro1">
          <table:table-cell table:style-name="ce1"/>
          <table:table-cell office:value-type="string">
            <text:p>Skutečný výsledek:</text:p>
          </table:table-cell>
          <table:table-cell table:style-name="ce1" office:value-type="string">
            <text:p>Funkce pridat_ukol() byla spuštěna a program zobrazil výzvu k zadání nového úkolu</text:p>
          </table:table-cell>
        </table:table-row>
        <table:table-row table:style-name="ro1">
          <table:table-cell table:style-name="ce1"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 table:style-name="ce1"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navigaci z hlavního menu a funkčnost jedné z klíčových funkcí programu.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TC02: </text:p>
          </table:table-cell>
          <table:table-cell table:style-name="ce1" office:value-type="string">
            <text:p>Výběr platné možnosti z menu <text:s/>(Pozitivní případ)</text:p>
          </table:table-cell>
        </table:table-row>
        <table:table-row table:style-name="ro1">
          <table:table-cell table:style-name="ce1"/>
          <table:table-cell office:value-type="string">
            <text:p>Popis:</text:p>
          </table:table-cell>
          <table:table-cell table:style-name="ce1" office:value-type="string">
            <text:p>Ověření, že volba čísla 2 v hlavním menu správně spustí funkci zobrazit_ukoly</text:p>
          </table:table-cell>
        </table:table-row>
        <table:table-row table:style-name="ro1">
          <table:table-cell table:style-name="ce1"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 table:style-name="ce1"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3. Zadejte číslo 2 a potvrďte stisknutím klávesy Enter.</text:p>
          </table:table-cell>
        </table:table-row>
        <table:table-row table:style-name="ro1">
          <table:table-cell table:style-name="ce1"/>
          <table:table-cell office:value-type="string">
            <text:p>Očekávaný výsledek:</text:p>
          </table:table-cell>
          <table:table-cell table:style-name="ce1" office:value-type="string">
            <text:p>Program spustí funkci zobrazit_ukoly().</text:p>
          </table:table-cell>
        </table:table-row>
        <table:table-row table:style-name="ro1">
          <table:table-cell table:style-name="ce1"/>
          <table:table-cell office:value-type="string">
            <text:p>Skutečný výsledek:</text:p>
          </table:table-cell>
          <table:table-cell table:style-name="ce1" office:value-type="string">
            <text:p>Funkce zobrazit_ukoly() byla spuštěna a program zobrazí seznam úkolů s popisy úkolů</text:p>
          </table:table-cell>
        </table:table-row>
        <table:table-row table:style-name="ro1">
          <table:table-cell table:style-name="ce1"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 table:style-name="ce1"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navigaci z hlavního menu a funkčnost jedné z klíčových funkcí programu.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TC03: </text:p>
          </table:table-cell>
          <table:table-cell table:style-name="ce1" office:value-type="string">
            <text:p>Výběr platné možnosti z menu <text:s/>(Pozitivní případ)</text:p>
          </table:table-cell>
        </table:table-row>
        <table:table-row table:style-name="ro1">
          <table:table-cell table:style-name="ce1"/>
          <table:table-cell office:value-type="string">
            <text:p>Popis:</text:p>
          </table:table-cell>
          <table:table-cell table:style-name="ce1" office:value-type="string">
            <text:p>Ověření, že volba čísla 3 v hlavním menu správně spustí funkci odstranit_ukol</text:p>
          </table:table-cell>
        </table:table-row>
        <table:table-row table:style-name="ro1">
          <table:table-cell table:style-name="ce1"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 table:style-name="ce1"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3. Zadejte číslo 3 a potvrďte stisknutím klávesy Enter.</text:p>
          </table:table-cell>
        </table:table-row>
        <table:table-row table:style-name="ro1">
          <table:table-cell table:style-name="ce1"/>
          <table:table-cell office:value-type="string">
            <text:p>Očekávaný výsledek:</text:p>
          </table:table-cell>
          <table:table-cell table:style-name="ce1" office:value-type="string">
            <text:p>Program spustí funkci odstranit_ukol().</text:p>
          </table:table-cell>
        </table:table-row>
        <table:table-row table:style-name="ro1">
          <table:table-cell table:style-name="ce1"/>
          <table:table-cell office:value-type="string">
            <text:p>Skutečný výsledek:</text:p>
          </table:table-cell>
          <table:table-cell table:style-name="ce1" office:value-type="string">
            <text:p>Funkce odstranit_ukol() byla spuštěna a program odstraní úkol</text:p>
          </table:table-cell>
        </table:table-row>
        <table:table-row table:style-name="ro1">
          <table:table-cell table:style-name="ce1"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 table:style-name="ce1"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navigaci z hlavního menu a funkčnost jedné z klíčových funkcí programu.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TC04: </text:p>
          </table:table-cell>
          <table:table-cell table:style-name="ce1" office:value-type="string">
            <text:p>Výběr platné možnosti z menu <text:s/>(Hraniční případ)</text:p>
          </table:table-cell>
        </table:table-row>
        <table:table-row table:style-name="ro1">
          <table:table-cell table:style-name="ce1"/>
          <table:table-cell office:value-type="string">
            <text:p>Popis:</text:p>
          </table:table-cell>
          <table:table-cell table:style-name="ce1" office:value-type="string">
            <text:p>Ověření, že volba čísla 4 v hlavním menu správně spustí funkci ukoncit_program</text:p>
          </table:table-cell>
        </table:table-row>
        <table:table-row table:style-name="ro1">
          <table:table-cell table:style-name="ce1"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 table:style-name="ce1"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3. Zadejte číslo 4 a potvrďte stisknutím klávesy Enter.</text:p>
          </table:table-cell>
        </table:table-row>
        <table:table-row table:style-name="ro1">
          <table:table-cell table:style-name="ce1"/>
          <table:table-cell office:value-type="string">
            <text:p>Očekávaný výsledek:</text:p>
          </table:table-cell>
          <table:table-cell table:style-name="ce1" office:value-type="string">
            <text:p>Program spustí funkci ukoncit_program().</text:p>
          </table:table-cell>
        </table:table-row>
        <table:table-row table:style-name="ro1">
          <table:table-cell table:style-name="ce1"/>
          <table:table-cell office:value-type="string">
            <text:p>Skutečný výsledek:</text:p>
          </table:table-cell>
          <table:table-cell table:style-name="ce1" office:value-type="string">
            <text:p>Funkce ukoncit_program() byla spuštěna a program se ukončí.</text:p>
          </table:table-cell>
        </table:table-row>
        <table:table-row table:style-name="ro1">
          <table:table-cell table:style-name="ce1"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 table:style-name="ce1"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navigaci z hlavního menu a funkčnost jedné z klíčových funkcí programu.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TC05: </text:p>
          </table:table-cell>
          <table:table-cell table:style-name="ce1" office:value-type="string">
            <text:p>Výběr neplatné možnosti z menu <text:s/>(Hraniční případ)</text:p>
          </table:table-cell>
        </table:table-row>
        <table:table-row table:style-name="ro1">
          <table:table-cell table:style-name="ce1"/>
          <table:table-cell office:value-type="string">
            <text:p>Popis:</text:p>
          </table:table-cell>
          <table:table-cell table:style-name="ce1" office:value-type="string">
            <text:p>Ověření, že volba čísla 0 v hlavním menu vypíše chybovou hlášku, program nespadne a dá uživateli možnost zvolit novou volbu z hlavního menu.</text:p>
          </table:table-cell>
        </table:table-row>
        <table:table-row table:style-name="ro1">
          <table:table-cell table:style-name="ce1"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 table:style-name="ce1"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3. Zadejte číslo 0 a potvrďte stisknutím klávesy Enter.</text:p>
          </table:table-cell>
        </table:table-row>
        <table:table-row table:style-name="ro1">
          <table:table-cell table:style-name="ce1"/>
          <table:table-cell office:value-type="string">
            <text:p>Očekávaný výsledek:</text:p>
          </table:table-cell>
          <table:table-cell table:style-name="ce1" office:value-type="string">
            <text:p>Program vypíše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kutečný výsledek:</text:p>
          </table:table-cell>
          <table:table-cell table:style-name="ce1" office:value-type="string">
            <text:p>Program vypsal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 table:style-name="ce1"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navigaci z hlavního menu a funkčnost jedné z klíčových funkcí programu.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TC06: </text:p>
          </table:table-cell>
          <table:table-cell table:style-name="ce1" office:value-type="string">
            <text:p>Výběr neplatné možnosti z menu <text:s/>(Hraniční případ)</text:p>
          </table:table-cell>
        </table:table-row>
        <table:table-row table:style-name="ro1">
          <table:table-cell table:style-name="ce1"/>
          <table:table-cell office:value-type="string">
            <text:p>Popis:</text:p>
          </table:table-cell>
          <table:table-cell table:style-name="ce1" office:value-type="string">
            <text:p>Ověření, že volba čísla 5 v hlavním menu vypíše chybovou hlášku, program nespadne a dá uživateli možnost zvolit novou volbu z hlavního menu.</text:p>
          </table:table-cell>
        </table:table-row>
        <table:table-row table:style-name="ro1">
          <table:table-cell table:style-name="ce1"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 table:style-name="ce1"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3. Zadejte číslo 5 a potvrďte stisknutím klávesy Enter.</text:p>
          </table:table-cell>
        </table:table-row>
        <table:table-row table:style-name="ro1">
          <table:table-cell table:style-name="ce1"/>
          <table:table-cell office:value-type="string">
            <text:p>Očekávaný výsledek:</text:p>
          </table:table-cell>
          <table:table-cell table:style-name="ce1" office:value-type="string">
            <text:p>Program vypíše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kutečný výsledek:</text:p>
          </table:table-cell>
          <table:table-cell table:style-name="ce1" office:value-type="string">
            <text:p>Program vypsal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 table:style-name="ce1"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navigaci z hlavního menu a funkčnost jedné z klíčových funkcí programu.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TC07: </text:p>
          </table:table-cell>
          <table:table-cell table:style-name="ce1" office:value-type="string">
            <text:p>Výběr neplatné možnosti z menu <text:s/>(Negativní případ)</text:p>
          </table:table-cell>
        </table:table-row>
        <table:table-row table:style-name="ro1">
          <table:table-cell table:style-name="ce1"/>
          <table:table-cell office:value-type="string">
            <text:p>Popis:</text:p>
          </table:table-cell>
          <table:table-cell table:style-name="ce1" office:value-type="string">
            <text:p>Ověření, že při výběru volby v hlavním menu je zadán text místo číslice. Program vypíše chybovou hlášku, program nespadne a dá uživateli možnost zvolit novou volbu z hlavního menu.</text:p>
          </table:table-cell>
        </table:table-row>
        <table:table-row table:style-name="ro1">
          <table:table-cell table:style-name="ce1"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 table:style-name="ce1"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3. Zadejte jakýkoli text a potvrďte stisknutím klávesy Enter.</text:p>
          </table:table-cell>
        </table:table-row>
        <table:table-row table:style-name="ro1">
          <table:table-cell table:style-name="ce1"/>
          <table:table-cell office:value-type="string">
            <text:p>Očekávaný výsledek:</text:p>
          </table:table-cell>
          <table:table-cell table:style-name="ce1" office:value-type="string">
            <text:p>Program vypíše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kutečný výsledek:</text:p>
          </table:table-cell>
          <table:table-cell table:style-name="ce1" office:value-type="string">
            <text:p>Program vypsal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 table:style-name="ce1"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navigaci z hlavního menu a funkčnost jedné z klíčových funkcí programu.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TC08: </text:p>
          </table:table-cell>
          <table:table-cell table:style-name="ce1" office:value-type="string">
            <text:p>Výběr neplatné možnosti z menu <text:s/>(Hraniční případ)</text:p>
          </table:table-cell>
        </table:table-row>
        <table:table-row table:style-name="ro1">
          <table:table-cell table:style-name="ce1"/>
          <table:table-cell office:value-type="string">
            <text:p>Popis:</text:p>
          </table:table-cell>
          <table:table-cell table:style-name="ce1" office:value-type="string">
            <text:p>Ověření, že při výběru volby v hlavním menu je zadána mezera místo číslice. Program vypíše chybovou hlášku, program nespadne a dá uživateli možnost zvolit novou volbu z hlavního menu.</text:p>
          </table:table-cell>
        </table:table-row>
        <table:table-row table:style-name="ro1">
          <table:table-cell table:style-name="ce1"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 table:style-name="ce1"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3. Zadejte mezeru a potvrďte stisknutím klávesy Enter.</text:p>
          </table:table-cell>
        </table:table-row>
        <table:table-row table:style-name="ro1">
          <table:table-cell table:style-name="ce1"/>
          <table:table-cell office:value-type="string">
            <text:p>Očekávaný výsledek:</text:p>
          </table:table-cell>
          <table:table-cell table:style-name="ce1" office:value-type="string">
            <text:p>Program vypíše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kutečný výsledek:</text:p>
          </table:table-cell>
          <table:table-cell table:style-name="ce1" office:value-type="string">
            <text:p>Program vypsal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 table:style-name="ce1"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navigaci z hlavního menu a funkčnost jedné z klíčových funkcí programu.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3" office:value-type="string">
            <text:p>TC09: </text:p>
          </table:table-cell>
          <table:table-cell table:style-name="ce1" office:value-type="string">
            <text:p>Výběr neplatné možnosti z menu <text:s/>(Hraniční případ)</text:p>
          </table:table-cell>
        </table:table-row>
        <table:table-row table:style-name="ro1">
          <table:table-cell table:style-name="ce1"/>
          <table:table-cell office:value-type="string">
            <text:p>Popis:</text:p>
          </table:table-cell>
          <table:table-cell table:style-name="ce1" office:value-type="string">
            <text:p>Ověření, že při výběru volby v hlavním menu je zadán pouze Enter místo číslice. Program vypíše chybovou hlášku, program nespadne a dá uživateli možnost zvolit novou volbu z hlavního menu.</text:p>
          </table:table-cell>
        </table:table-row>
        <table:table-row table:style-name="ro1">
          <table:table-cell table:style-name="ce1"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 table:style-name="ce1"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style-name="ce1"/>
          <table:table-cell/>
          <table:table-cell table:style-name="ce1" office:value-type="string">
            <text:p>3. Stiskněte Enter bez jakékoli číslice nebo textu.</text:p>
          </table:table-cell>
        </table:table-row>
        <table:table-row table:style-name="ro1">
          <table:table-cell table:style-name="ce1"/>
          <table:table-cell office:value-type="string">
            <text:p>Očekávaný výsledek:</text:p>
          </table:table-cell>
          <table:table-cell table:style-name="ce1" office:value-type="string">
            <text:p>Program vypíše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kutečný výsledek:</text:p>
          </table:table-cell>
          <table:table-cell table:style-name="ce1" office:value-type="string">
            <text:p>Program vypsal chybovou hlášku: "Zadali jste špatnou volbu ! Zadej správnou volbu 1 až 4"</text:p>
          </table:table-cell>
        </table:table-row>
        <table:table-row table:style-name="ro1">
          <table:table-cell table:style-name="ce1"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 table:style-name="ce1"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navigaci z hlavního menu a funkčnost jedné z klíčových funkcí programu.</text:p>
          </table:table-cell>
        </table:table-row>
        <table:table-row table:style-name="ro1" table:number-rows-repeated="2">
          <table:table-cell table:style-name="ce1"/>
          <table:table-cell/>
          <table:table-cell table:style-name="ce1"/>
        </table:table-row>
        <table:table-row table:style-name="ro3">
          <table:table-cell/>
          <table:table-cell table:style-name="ce4" office:value-type="string">
            <text:p>Funkce pridat_ukol</text:p>
          </table:table-cell>
          <table:table-cell/>
        </table:table-row>
        <table:table-row table:style-name="ro4">
          <table:table-cell/>
          <table:table-cell table:style-name="ce3" office:value-type="string">
            <text:p>TC10: </text:p>
          </table:table-cell>
          <table:table-cell table:style-name="ce6" office:value-type="string">
            <text:p>Přidání nového úkolu. <text:s/>(Pozitiv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přidání úkolu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Je aktivní funkce pridat_ukol(). (Volba číslo 1 v hlavním menu)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office:value-type="string">
            <text:p>2. Zadejte volbu 1 a stiskněte Enter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vyzve uživatele k zadání názvu úkolu hláškou: "Zadejte název úkolu: 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Program vyzval uživatele k zadání názvu úkolu hláškou: "Zadejte název úkolu: 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4">
          <table:table-cell/>
          <table:table-cell office:value-type="string">
            <text:p>Poznámky:</text:p>
          </table:table-cell>
          <table:table-cell table:style-name="ce6" office:value-type="string">
            <text:p>Tento případ je důležitý, protože ověřuje základní funkci programu pridat_ukol()</text:p>
          </table:table-cell>
        </table:table-row>
        <table:table-row table:style-name="ro1" table:number-rows-repeated="2">
          <table:table-cell table:number-columns-repeated="2"/>
          <table:table-cell table:style-name="ce6"/>
        </table:table-row>
        <table:table-row table:style-name="ro4">
          <table:table-cell/>
          <table:table-cell table:style-name="ce3" office:value-type="string">
            <text:p>TC11: </text:p>
          </table:table-cell>
          <table:table-cell table:style-name="ce6" office:value-type="string">
            <text:p>Přidání nového popisu úkolu. <text:s/>(Pozitiv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přidání popisu úkolu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Je aktivní funkce pridat_ukol(). (Volba číslo 1 v hlavním menu) a byl zadán název úkolu.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office:value-type="string">
            <text:p>2. Zadejte volbu 1, Stiskněte Enter.</text:p>
          </table:table-cell>
        </table:table-row>
        <table:table-row table:style-name="ro1">
          <table:table-cell table:number-columns-repeated="2"/>
          <table:table-cell office:value-type="string">
            <text:p>3. Zadejte název úkolu (jakýkoli text, číslo, znak) a stiskněte Enter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vyzve uživatele k zadání popisu úkolu hláškou: "Zadejte popis úkolu: 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Program vyzval uživatele k zadání popisu úkolu hláškou: "Zadejte popis úkolu: 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4">
          <table:table-cell/>
          <table:table-cell office:value-type="string">
            <text:p>Poznámky:</text:p>
          </table:table-cell>
          <table:table-cell table:style-name="ce6" office:value-type="string">
            <text:p>Tento případ je důležitý, protože ověřuje základní funkci programu pridat_ukol()</text:p>
          </table:table-cell>
        </table:table-row>
        <table:table-row table:style-name="ro1">
          <table:table-cell table:number-columns-repeated="2"/>
          <table:table-cell table:style-name="ce6"/>
        </table:table-row>
        <table:table-row table:style-name="ro1">
          <table:table-cell/>
          <table:table-cell table:style-name="ce3"/>
          <table:table-cell table:style-name="ce6"/>
        </table:table-row>
        <table:table-row table:style-name="ro4">
          <table:table-cell/>
          <table:table-cell table:style-name="ce3" office:value-type="string">
            <text:p>TC12: </text:p>
          </table:table-cell>
          <table:table-cell table:style-name="ce6" office:value-type="string">
            <text:p>Přidání úkolu se správným názvem a popisem <text:s/>(Pozitiv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přidání úkolu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Je aktivní funkce pridat_ukol(). (Volba číslo 1 v hlavním menu)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office:value-type="string">
            <text:p>2. Zadejte volbu 1 a stiskněte Enter</text:p>
          </table:table-cell>
        </table:table-row>
        <table:table-row table:style-name="ro1">
          <table:table-cell table:number-columns-repeated="2"/>
          <table:table-cell office:value-type="string">
            <text:p>3. Zadejte název úkolu: jakýkoli text, číslice nebo znak, a stiskněte Enter</text:p>
          </table:table-cell>
        </table:table-row>
        <table:table-row table:style-name="ro1">
          <table:table-cell table:number-columns-repeated="2"/>
          <table:table-cell office:value-type="string">
            <text:p>4. Zadejte popis úkolu: jakýkoli text, číslice nebo znak, a stiskněte Enter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Úkol se uloží do seznamu a program vypíše hlášku o vytvoření nového úkolu: "Do seznamu byl přidán úkol: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Úkol se uložil do seznamu a program vypísal hlášku o vytvoření nového úkolu: "Do seznamu byl přidán úkol: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4">
          <table:table-cell/>
          <table:table-cell office:value-type="string">
            <text:p>Poznámky:</text:p>
          </table:table-cell>
          <table:table-cell table:style-name="ce6" office:value-type="string">
            <text:p>Tento případ je důležitý, protože ověřuje základní funkci programu pridat_ukol()</text:p>
          </table:table-cell>
        </table:table-row>
        <table:table-row table:style-name="ro1">
          <table:table-cell table:number-columns-repeated="2"/>
          <table:table-cell table:style-name="ce6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TC13:</text:p>
          </table:table-cell>
          <table:table-cell office:value-type="string">
            <text:p>Zadání prázdného názvu úkolu (Hranič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prázdného vstupu do názvu úkolu.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Je aktivní funkce pridat_ukol(). (Volba číslo 1 v hlavním menu)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office:value-type="string">
            <text:p>2. Zadejte 1 a stiskněte Enter</text:p>
          </table:table-cell>
        </table:table-row>
        <table:table-row table:style-name="ro1">
          <table:table-cell table:number-columns-repeated="2"/>
          <table:table-cell office:value-type="string">
            <text:p>3. Stiskněte Enter bez jakékoli číslice nebo textu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zobrazí chybovou hlášku: "Zadali jste prázdný vstup !!! Žádný úkol ani popis nepřidán. Zkuste to znovu a lépe !", uživatel bude následně vyzván k tomu, aby zadal název úkolu znovu hláškou: "Zadejte název úkolu: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Zobrazena chybová hláška: "Zadali jste prázdný vstup !!! Žádný úkol ani popis nepřidán. Zkuste to znovu a lépe !" , uživatel je následně vyzván k tomu, aby zadal název úkolu znovu, hláškou: "Zadejte název úkolu: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4">
          <table:table-cell/>
          <table:table-cell office:value-type="string">
            <text:p>Poznámky:</text:p>
          </table:table-cell>
          <table:table-cell table:style-name="ce6" office:value-type="string">
            <text:p>Tento případ je důležitý, protože ověřuje základní funkci programu pridat_ukol(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3" office:value-type="string">
            <text:p>TC14:</text:p>
          </table:table-cell>
          <table:table-cell office:value-type="string">
            <text:p>Zadání prázdného popisu (Hranič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prázdného vstupu do popisu úkolu.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Je aktivní funkce pridat_ukol(). (Volba číslo 1 v hlavním menu)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office:value-type="string">
            <text:p>2. Zadejte 1 a stiskněte Enter</text:p>
          </table:table-cell>
        </table:table-row>
        <table:table-row table:style-name="ro1">
          <table:table-cell table:number-columns-repeated="2"/>
          <table:table-cell office:value-type="string">
            <text:p>3. Zadejte název úkolu (jakýkoli text, číslo, znak) a stiskněte Enter</text:p>
          </table:table-cell>
        </table:table-row>
        <table:table-row table:style-name="ro1">
          <table:table-cell table:number-columns-repeated="2"/>
          <table:table-cell office:value-type="string">
            <text:p>4. Po vyzvání programu: "Zadejte popis úkolu" necháme vstup prázdný bez jakékoli číslice nebo textu a stisknem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zobrazí chybovou hlášku: "Zadali jste prázdný vstup !!! Žádný úkol ani popis nepřidán. Zkuste to znovu a lépe !", uživatel bude následně vyzván k tomu, aby zadal název úkolu znovu hláškou: "Zadejte název úkolu: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Zobrazena chybová hláška: "Zadali jste prázdný vstup !!! Žádný úkol ani popis nepřidán. Zkuste to znovu a lépe !" , uživatel je následně vyzván k tomu, aby zadal název úkolu znovu, hláškou: "Zadejte název úkolu: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4">
          <table:table-cell/>
          <table:table-cell office:value-type="string">
            <text:p>Poznámky:</text:p>
          </table:table-cell>
          <table:table-cell table:style-name="ce6" office:value-type="string">
            <text:p>Tento případ je důležitý, protože ověřuje základní funkci programu pridat_ukol(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5" office:value-type="string">
            <text:p>TC15:</text:p>
          </table:table-cell>
          <table:table-cell office:value-type="string">
            <text:p>Zadání pouze mezery do názvu úkolu (Hranič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prázdného vstupu do názvu úkolu.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Je aktivní funkce pridat_ukol(). (Volba číslo 1 v hlavním menu)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office:value-type="string">
            <text:p>2. Zadejte 1 a stiskněte Enter</text:p>
          </table:table-cell>
        </table:table-row>
        <table:table-row table:style-name="ro1">
          <table:table-cell table:number-columns-repeated="2"/>
          <table:table-cell office:value-type="string">
            <text:p>3. Zadejte mezeru a Stisknět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zobrazí chybovou hlášku: "Zadali jste prázdný vstup !!! Žádný úkol ani popis nepřidán. Zkuste to znovu a lépe !", uživatel bude následně vyzván k tomu, aby zadal název úkolu znovu hláškou: "Zadejte název úkolu: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Zobrazena chybová hláška: "Zadali jste prázdný vstup !!! Žádný úkol ani popis nepřidán. Zkuste to znovu a lépe !" , uživatel je následně vyzván k tomu, aby zadal název úkolu znovu, hláškou: "Zadejte název úkolu: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4">
          <table:table-cell/>
          <table:table-cell office:value-type="string">
            <text:p>Poznámky:</text:p>
          </table:table-cell>
          <table:table-cell table:style-name="ce6" office:value-type="string">
            <text:p>Tento případ je důležitý, protože ověřuje základní funkci programu pridat_ukol(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3" office:value-type="string">
            <text:p>TC16:</text:p>
          </table:table-cell>
          <table:table-cell office:value-type="string">
            <text:p>Zadání pouze mezery do popisu úkolu (Hranič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prázdného vstupu do popisu úkolu.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Je aktivní funkce pridat_ukol(). (Volba číslo 1 v hlavním menu)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office:value-type="string">
            <text:p>2. Zadejte 1 a stiskněte Enter</text:p>
          </table:table-cell>
        </table:table-row>
        <table:table-row table:style-name="ro1">
          <table:table-cell table:number-columns-repeated="2"/>
          <table:table-cell office:value-type="string">
            <text:p>3. Zadejte název úkolu (jakýkoli text, číslo, znak) a stiskněte Enter</text:p>
          </table:table-cell>
        </table:table-row>
        <table:table-row table:style-name="ro1">
          <table:table-cell table:number-columns-repeated="2"/>
          <table:table-cell office:value-type="string">
            <text:p>4. Po vyzvání programu: "Zadejte popis úkolu" zadáme mezeru a stisknem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zobrazí chybovou hlášku: "Zadali jste prázdný vstup !!! Žádný úkol ani popis nepřidán. Zkuste to znovu a lépe !", uživatel bude následně vyzván k tomu, aby zadal název úkolu znovu hláškou: "Zadejte název úkolu: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Zobrazena chybová hláška: "Zadali jste prázdný vstup !!! Žádný úkol ani popis nepřidán. Zkuste to znovu a lépe !" , uživatel je následně vyzván k tomu, aby zadal název úkolu znovu, hláškou: "Zadejte název úkolu: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4">
          <table:table-cell/>
          <table:table-cell office:value-type="string">
            <text:p>Poznámky:</text:p>
          </table:table-cell>
          <table:table-cell table:style-name="ce6" office:value-type="string">
            <text:p>Tento případ je důležitý, protože ověřuje základní funkci programu pridat_ukol(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5">
          <table:table-cell/>
          <table:table-cell table:style-name="ce2" office:value-type="string">
            <text:p>Funkce zobrazit_ukoly</text:p>
          </table:table-cell>
          <table:table-cell/>
        </table:table-row>
        <table:table-row table:style-name="ro1">
          <table:table-cell/>
          <table:table-cell table:style-name="ce3" office:value-type="string">
            <text:p>TC17:</text:p>
          </table:table-cell>
          <table:table-cell office:value-type="string">
            <text:p>Zobrazení seznamu úkolů (Pozitiv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zobrazení seznamu úkolů.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V seznamu úkolů jsou 2 úkoly.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office:value-type="string">
            <text:p>2. Přidejte do seznamu úkolů 2 libovolné úkoly s popisy.</text:p>
          </table:table-cell>
        </table:table-row>
        <table:table-row table:style-name="ro1">
          <table:table-cell table:number-columns-repeated="2"/>
          <table:table-cell office:value-type="string">
            <text:p>3. Zadejte 2 a stisknět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vypíše 2 zadané úkoly s popisy. 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Program vypsal 2 zadané úkoly s popisy. 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4">
          <table:table-cell/>
          <table:table-cell office:value-type="string">
            <text:p>Poznámky:</text:p>
          </table:table-cell>
          <table:table-cell table:style-name="ce6" office:value-type="string">
            <text:p>Tento případ je důležitý, protože ověřuje základní funkci programu zobrazit_ukoly()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TC18:</text:p>
          </table:table-cell>
          <table:table-cell office:value-type="string">
            <text:p>Zobrazení prázdného seznamu (Hranič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zobrazení seznamu úkolů.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Seznam úkolů je prázdný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office:value-type="string">
            <text:p>2. Zadejte volbu 2 a stisknět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zobrazuje prázdný seznam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Program zobrazil prázdný seznam.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4">
          <table:table-cell/>
          <table:table-cell office:value-type="string">
            <text:p>Poznámky:</text:p>
          </table:table-cell>
          <table:table-cell table:style-name="ce6" office:value-type="string">
            <text:p>Tento případ je důležitý, protože ověřuje základní funkci programu zobrazit_ukoly()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5">
          <table:table-cell/>
          <table:table-cell table:style-name="ce4" office:value-type="string">
            <text:p>Funkce odstranit_ukol</text:p>
          </table:table-cell>
          <table:table-cell/>
        </table:table-row>
        <table:table-row table:style-name="ro1">
          <table:table-cell/>
          <table:table-cell table:style-name="ce3" office:value-type="string">
            <text:p>TC19:</text:p>
          </table:table-cell>
          <table:table-cell office:value-type="string">
            <text:p>Odstranění konkrétního úkolu (Pozitiv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smazání úkolu číslo 1 ze seznamu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Seznam úkolů obsahuje 2 úkoly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table:style-name="ce7" office:value-type="string">
            <text:p>2. Přidejte do seznamu úkolů 2 libovolné úkoly s popisy.</text:p>
          </table:table-cell>
        </table:table-row>
        <table:table-row table:style-name="ro1">
          <table:table-cell table:number-columns-repeated="2"/>
          <table:table-cell table:style-name="ce7" office:value-type="string">
            <text:p>3. V hlavním menu zvolte volbu č. 3 a stiskněte Enter.</text:p>
          </table:table-cell>
        </table:table-row>
        <table:table-row table:style-name="ro1">
          <table:table-cell table:number-columns-repeated="2"/>
          <table:table-cell table:style-name="ce7" office:value-type="string">
            <text:p>4. Zvolte číslo úkolu ze seznamu, které chcete odstranit. V tomto případě úkol s číslem 1 a stisknět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odstraní první úkol a zbytek seznamu se posune. Program vypíše hlášku o odstranění prvního úkolu, např.: Úkol číslo: 1 s názvem: sadf - sdfsdf byl odstraněn !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Program odstranil první úkol, zbytek seznamu se posunul. Program vypsal hlášku o odstranění prvního úkolu: Úkol číslo: 1 s názvem: sadf - sdfsdf byl odstraněn !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1">
          <table:table-cell/>
          <table:table-cell office:value-type="string">
            <text:p>Poznámky:</text:p>
          </table:table-cell>
          <table:table-cell office:value-type="string">
            <text:p>Tento případ je důležitý, protože ověřuje základní funkci programu odstranit_ukol()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TC20:</text:p>
          </table:table-cell>
          <table:table-cell office:value-type="string">
            <text:p>Odstranění konkrétního úkolu (Pozitiv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smazání úkolu číslo 2 ze seznamu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Seznam úkolů obsahuje 2 úkoly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table:style-name="ce7" office:value-type="string">
            <text:p>2. Přidejte do seznamu úkolů 2 libovolné úkoly s popisy.</text:p>
          </table:table-cell>
        </table:table-row>
        <table:table-row table:style-name="ro1">
          <table:table-cell table:number-columns-repeated="2"/>
          <table:table-cell table:style-name="ce7" office:value-type="string">
            <text:p>3. V hlavním menu zvolte volbu č. 3 a stiskněte Enter.</text:p>
          </table:table-cell>
        </table:table-row>
        <table:table-row table:style-name="ro1">
          <table:table-cell table:number-columns-repeated="2"/>
          <table:table-cell table:style-name="ce7" office:value-type="string">
            <text:p>4. Zvolte číslo úkolu ze seznamu, které chcete odstranit. V tomto případě úkol s číslem 2 a stisknět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odstraní druhý úkol. Program vypíše hlášku o odstranění druhého úkolu, např.: Úkol číslo: 2 s názvem: pes – kočkopes !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Program odstranil druhý úkol. Program vypsal hlášku o odstranění druhého úkolu: "Úkol číslo: 2 s názvem: pes - kočkopes !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1">
          <table:table-cell/>
          <table:table-cell office:value-type="string">
            <text:p>Poznámky:</text:p>
          </table:table-cell>
          <table:table-cell office:value-type="string">
            <text:p>Tento případ je důležitý, protože ověřuje základní funkci programu odstranit_ukol(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3" office:value-type="string">
            <text:p>TC21:</text:p>
          </table:table-cell>
          <table:table-cell office:value-type="string">
            <text:p>Odstranění neexistujícího úkolu (Hranič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smazání úkolu číslo 3 ze seznamu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Seznam úkolů obsahuje 2 úkoly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table:style-name="ce7" office:value-type="string">
            <text:p>2. Přidejte do seznamu úkolů 2 libovolné úkoly s popisy.</text:p>
          </table:table-cell>
        </table:table-row>
        <table:table-row table:style-name="ro1">
          <table:table-cell table:number-columns-repeated="2"/>
          <table:table-cell table:style-name="ce7" office:value-type="string">
            <text:p>3. V hlavním menu zvolte volbu č. 3 a stiskněte Enter.</text:p>
          </table:table-cell>
        </table:table-row>
        <table:table-row table:style-name="ro1">
          <table:table-cell table:number-columns-repeated="2"/>
          <table:table-cell table:style-name="ce7" office:value-type="string">
            <text:p>4. Zvolte číslo úkolu ze seznamu, které chcete odstranit. V tomto případě úkol s číslem 3 a stisknět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vypíše hlášku o tom že zadaný úkol neexistuje: "Zadal jste číslo neexistujícího úkolu !!! Žádný úkol ani popis nebyl odstraněn !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Program vypsal hlášku o tom že zadaný úkol neexistoval: "Zadal jste číslo neexistujícího úkolu !!! Žádný úkol ani popis nebyl odstraněn !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1">
          <table:table-cell/>
          <table:table-cell office:value-type="string">
            <text:p>Poznámky:</text:p>
          </table:table-cell>
          <table:table-cell office:value-type="string">
            <text:p>Tento případ je důležitý, protože ověřuje základní funkci programu odstranit_ukol()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TC22:</text:p>
          </table:table-cell>
          <table:table-cell office:value-type="string">
            <text:p>Odstranění neexistujícího úkolu (Hranič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smazání úkolu číslo 0 ze seznamu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Seznam úkolů obsahuje 2 úkoly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table:style-name="ce7" office:value-type="string">
            <text:p>2. Přidejte do seznamu úkolů 2 libovolné úkoly s popisy.</text:p>
          </table:table-cell>
        </table:table-row>
        <table:table-row table:style-name="ro1">
          <table:table-cell table:number-columns-repeated="2"/>
          <table:table-cell table:style-name="ce7" office:value-type="string">
            <text:p>3. V hlavním menu zvolte volbu č. 3 a stiskněte Enter.</text:p>
          </table:table-cell>
        </table:table-row>
        <table:table-row table:style-name="ro1">
          <table:table-cell table:number-columns-repeated="2"/>
          <table:table-cell table:style-name="ce7" office:value-type="string">
            <text:p>4. Zvolte číslo úkolu ze seznamu, které chcete odstranit. V tomto případě úkol s číslem 0 a stisknět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vypíše hlášku o tom že zadaný úkol neexistuje: "Zadal jste číslo neexistujícího úkolu !!! Žádný úkol ani popis nebyl odstraněn !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Program vypsal hlášku o tom že zadaný úkol neexistoval: "Zadal jste číslo neexistujícího úkolu !!! Žádný úkol ani popis nebyl odstraněn !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1">
          <table:table-cell/>
          <table:table-cell office:value-type="string">
            <text:p>Poznámky:</text:p>
          </table:table-cell>
          <table:table-cell office:value-type="string">
            <text:p>Tento případ je důležitý, protože ověřuje základní funkci programu odstranit_ukol()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TC23:</text:p>
          </table:table-cell>
          <table:table-cell office:value-type="string">
            <text:p>Odstranění konkrétního úkolu s prázdným seznamem (Hranič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office:value-type="string">
            <text:p>Test smazání úkolu číslo 1 ze seznamu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office:value-type="string">
            <text:p>Seznam úkolů neobsahuje žádné úkoly.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office:value-type="string">
            <text:p>1. Spusťte program</text:p>
          </table:table-cell>
        </table:table-row>
        <table:table-row table:style-name="ro1">
          <table:table-cell table:number-columns-repeated="2"/>
          <table:table-cell table:style-name="ce7" office:value-type="string">
            <text:p>2. Seznam úkolů ponechejte prázdný</text:p>
          </table:table-cell>
        </table:table-row>
        <table:table-row table:style-name="ro1">
          <table:table-cell table:number-columns-repeated="2"/>
          <table:table-cell table:style-name="ce7" office:value-type="string">
            <text:p>3. V hlavním menu zvolte volbu č. 3 a stiskněte Enter.</text:p>
          </table:table-cell>
        </table:table-row>
        <table:table-row table:style-name="ro1">
          <table:table-cell table:number-columns-repeated="2"/>
          <table:table-cell table:style-name="ce7" office:value-type="string">
            <text:p>4. Zvolte číslo úkolu ze seznamu, které chcete odstranit. V tomto případě úkol s číslem 1 a stiskněte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office:value-type="string">
            <text:p>Program vypíše hlášku o tom že zadaný úkol neexistuje: "Zadal jste číslo neexistujícího úkolu !!! Žádný úkol ani popis nebyl odstraněn !"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office:value-type="string">
            <text:p>Program vypsal hlášku o tom že zadaný úkol neexistoval: "Zadal jste číslo neexistujícího úkolu !!! Žádný úkol ani popis nebyl odstraněn !"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office:value-type="string">
            <text:p>Pass</text:p>
          </table:table-cell>
        </table:table-row>
        <table:table-row table:style-name="ro1">
          <table:table-cell/>
          <table:table-cell office:value-type="string">
            <text:p>Poznámky:</text:p>
          </table:table-cell>
          <table:table-cell office:value-type="string">
            <text:p>Tento případ je důležitý, protože ověřuje základní funkci programu odstranit_ukol()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5">
          <table:table-cell/>
          <table:table-cell table:style-name="ce4" office:value-type="string">
            <text:p>Funkce ukonceni_programu</text:p>
          </table:table-cell>
          <table:table-cell/>
        </table:table-row>
        <table:table-row table:style-name="ro1">
          <table:table-cell/>
          <table:table-cell table:style-name="ce3" office:value-type="string">
            <text:p>TC24:</text:p>
          </table:table-cell>
          <table:table-cell table:style-name="ce1" office:value-type="string">
            <text:p>Ukončení programu <text:s/>(Pozitivní případ)</text:p>
          </table:table-cell>
        </table:table-row>
        <table:table-row table:style-name="ro1">
          <table:table-cell/>
          <table:table-cell office:value-type="string">
            <text:p>Popis:</text:p>
          </table:table-cell>
          <table:table-cell table:style-name="ce1" office:value-type="string">
            <text:p>Ověření, že volba čísla 4 v hlavním menu ukončí program.</text:p>
          </table:table-cell>
        </table:table-row>
        <table:table-row table:style-name="ro1">
          <table:table-cell/>
          <table:table-cell office:value-type="string">
            <text:p>Vstupní podmínky: </text:p>
          </table:table-cell>
          <table:table-cell table:style-name="ce1" office:value-type="string">
            <text:p>Program zobrazuje hlavní menu</text:p>
          </table:table-cell>
        </table:table-row>
        <table:table-row table:style-name="ro1">
          <table:table-cell/>
          <table:table-cell office:value-type="string">
            <text:p>Kroky testu:</text:p>
          </table:table-cell>
          <table:table-cell table:style-name="ce1" office:value-type="string">
            <text:p>1. Spusťte program</text:p>
          </table:table-cell>
        </table:table-row>
        <table:table-row table:style-name="ro1">
          <table:table-cell table:number-columns-repeated="2"/>
          <table:table-cell table:style-name="ce1" office:value-type="string">
            <text:p>2. Ověřte, že se zobrazuje hlavní menu s nabídkou voleb (1 - Přidat úkol, 2 - Zobrazit úkoly, 3 - Odstranit úkol, 4 - Ukončení programu).</text:p>
          </table:table-cell>
        </table:table-row>
        <table:table-row table:style-name="ro1">
          <table:table-cell table:number-columns-repeated="2"/>
          <table:table-cell table:style-name="ce1" office:value-type="string">
            <text:p>3. Zadejte číslo 4 a potvrďte stisknutím klávesy Enter.</text:p>
          </table:table-cell>
        </table:table-row>
        <table:table-row table:style-name="ro1">
          <table:table-cell/>
          <table:table-cell office:value-type="string">
            <text:p>Očekávaný výsledek:</text:p>
          </table:table-cell>
          <table:table-cell table:style-name="ce1" office:value-type="string">
            <text:p>Program vypíše hlášku o tom že se ukončuje program: "PROBÍHÁ UKONČENÍ PROGRAMU", a poté hlášku o ukončení: "PROGRAM UKONČEN".</text:p>
          </table:table-cell>
        </table:table-row>
        <table:table-row table:style-name="ro1">
          <table:table-cell/>
          <table:table-cell office:value-type="string">
            <text:p>Skutečný výsledek:</text:p>
          </table:table-cell>
          <table:table-cell table:style-name="ce1" office:value-type="string">
            <text:p>Program vypsal hlášku o tom že se ukončuje program: "PROBÍHÁ UKONČENÍ PROGRAMU", a poté hlášku o ukončení: "PROGRAM UKONČEN".</text:p>
          </table:table-cell>
        </table:table-row>
        <table:table-row table:style-name="ro1">
          <table:table-cell/>
          <table:table-cell office:value-type="string">
            <text:p>Stav:</text:p>
          </table:table-cell>
          <table:table-cell table:style-name="ce1" office:value-type="string">
            <text:p>Pass</text:p>
          </table:table-cell>
        </table:table-row>
        <table:table-row table:style-name="ro1">
          <table:table-cell/>
          <table:table-cell office:value-type="string">
            <text:p>Poznámky:</text:p>
          </table:table-cell>
          <table:table-cell table:style-name="ce1" office:value-type="string">
            <text:p>Tento případ je důležitý, protože ověřuje základní funkci z hlavního menu a funkčnost jedné z klíčových funkcí programu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26">26.07.2025</text:date>, <text:time>18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7M47S</meta:editing-duration>
    <meta:editing-cycles>102</meta:editing-cycles>
    <meta:generator>OpenOffice/4.1.15$Win32 OpenOffice.org_project/4115m2$Build-9813</meta:generator>
    <dc:date>2025-07-26T18:29:12.88</dc:date>
    <meta:document-statistic meta:table-count="3" meta:cell-count="443" meta:object-count="0"/>
    <meta:user-defined meta:name="Info 1"/>
    <meta:user-defined meta:name="Info 2"/>
    <meta:user-defined meta:name="Info 3"/>
    <meta:user-defined meta:name="Info 4"/>
  </office:meta>
</office:document-meta>
</file>